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ce65" officeooo:paragraph-rsid="0016ce65"/>
    </style:style>
    <style:style style:name="P2" style:family="paragraph" style:parent-style-name="Standard">
      <style:text-properties officeooo:rsid="00173619" officeooo:paragraph-rsid="00173619"/>
    </style:style>
    <style:style style:name="P3" style:family="paragraph" style:parent-style-name="Standard">
      <style:text-properties officeooo:rsid="0019c87e" officeooo:paragraph-rsid="0019c87e"/>
    </style:style>
    <style:style style:name="P4" style:family="paragraph" style:parent-style-name="Standard">
      <style:text-properties officeooo:rsid="001eb396" officeooo:paragraph-rsid="001eb396"/>
    </style:style>
    <style:style style:name="P5" style:family="paragraph" style:parent-style-name="Standard">
      <style:text-properties officeooo:rsid="001eb396" officeooo:paragraph-rsid="001eb396"/>
    </style:style>
    <style:style style:name="P6" style:family="paragraph" style:parent-style-name="Standard">
      <style:text-properties officeooo:rsid="0021746a" officeooo:paragraph-rsid="0021746a"/>
    </style:style>
    <style:style style:name="P7" style:family="paragraph" style:parent-style-name="Standard">
      <style:text-properties officeooo:rsid="00301c00" officeooo:paragraph-rsid="00301c00"/>
    </style:style>
    <style:style style:name="T1" style:family="text">
      <style:text-properties officeooo:rsid="0019c87e"/>
    </style:style>
    <style:style style:name="T2" style:family="text">
      <style:text-properties officeooo:rsid="001cf3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ls vpn 残版</text:p>
      <text:p text:style-name="P1"/>
      <text:p text:style-name="P2">1. ospf的MPLS vpn特性</text:p>
      <text:p text:style-name="P2">pe ce间启用ospf的要求</text:p>
      <text:p text:style-name="P2">最好区域0 否则出现路由信息不共享的问题</text:p>
      <text:p text:style-name="P2">ospf 的新网络层次架构：</text:p>
      <text:p text:style-name="P2">超级骨干层：p network pe扮演abr</text:p>
      <text:p text:style-name="P2">骨干层</text:p>
      <text:p text:style-name="P2">非骨干层</text:p>
      <text:p text:style-name="P2">虚链路可以弥补一定的问题</text:p>
      <text:p text:style-name="P2">如果有的话虚链路也要启用认证</text:p>
      <text:p text:style-name="P2"/>
      <text:p text:style-name="P2">mpls vpn上ospf路由类型的判断</text:p>
      <text:p text:style-name="P2">mpbgp在获取到ospf路由时会使用专门的路由更新属性描述ospf路由类型</text:p>
      <text:p text:style-name="P2">内部路由经过mpbdg传递之后变成区域间路由</text:p>
      <text:p text:style-name="P2">区域间经过。。之后还是区域间</text:p>
      <text:p text:style-name="P2">外部路由经过。。之后还是外部的</text:p>
      <text:p text:style-name="P2"/>
      <text:p text:style-name="P2">为链路</text:p>
      <text:p text:style-name="P2">pe设备上启用为链路 帮助pnetwork还原相同区域的路由</text:p>
      <text:p text:style-name="P2">pe所连接的区域必须相同</text:p>
      <text:p text:style-name="P2"/>
      <text:p text:style-name="P2">sha<text:span text:style-name="T1">m-link</text:span></text:p>
      <text:p text:style-name="P3">熟练使用tunnel完成跨设备的ospf邻接关系建立</text:p>
      <text:p text:style-name="P3"/>
      <text:p text:style-name="P3">隧道tunnel</text:p>
      <text:p text:style-name="P3">隧道实际上是管理员配置的逻辑接口 能实现点到点或点到多点的链接</text:p>
      <text:p text:style-name="P3">gre ipip隧道 通用路由封装</text:p>
      <text:p text:style-name="P3">所有经过隧道传递的数据都重新封装一个ip包头（由管理员定义）</text:p>
      <text:p text:style-name="P3"/>
      <text:p text:style-name="P3">为链路配置</text:p>
      <text:p text:style-name="P3">在pe上创建一个新的loopback借口 划入vrf 掩码/<text:span text:style-name="T2">32</text:span></text:p>
      <text:p text:style-name="P3">pe上将接口网络宣告进mpbgp</text:p>
      <text:p text:style-name="P3">pe的ospf下完成为链路的配置</text:p>
      <text:p text:style-name="P3">如果为链路工作很长，邻接关系建立为链路</text:p>
      <text:p text:style-name="P3"/>
      <text:p text:style-name="P3">mpls零碎知识</text:p>
      <text:p text:style-name="P4"/>
      <text:p text:style-name="P4">mpls转发地址是实验（鸡肋）</text:p>
      <text:p text:style-name="P4">转发地址就是ldp用于建立tcp链接所用的地址</text:p>
      <text:p text:style-name="P4"/>
      <text:p text:style-name="P4">mpls ttl（鸡肋战斗机）</text:p>
      <text:p text:style-name="P4"/>
      <text:p text:style-name="P6">mpls vpn中ospf的进程id和域id</text:p>
      <text:p text:style-name="P6">进程号对路由共享的影响</text:p>
      <text:p text:style-name="P6">两端ps如果共享不同ospf进程路由，被当做外部路由</text:p>
      <text:p text:style-name="P6">域id（鸡肋）</text:p>
      <text:p text:style-name="P6">程序员：打补丁打补丁打补丁 傻逼！</text:p>
      <text:p text:style-name="P6">域id默认继承进程号，管理员可以通过域id改变路由学习</text:p>
      <text:p text:style-name="P6"/>
      <text:p text:style-name="P6"><text:soft-page-break/>跨域的mpls vpn</text:p>
      <text:p text:style-name="P6">南电信北联通</text:p>
      <text:p text:style-name="P6"/>
      <text:p text:style-name="P6">option a </text:p>
      <text:p text:style-name="P6">不同as的asbr上配置vrf 与对方的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路由信息被共享时的 吓一跳</text:p>
      <text:p text:style-name="P6">标签lsp到底如何形成的</text:p>
      <text:p text:style-name="P6"/>
      <text:p text:style-name="P6">asbr扮演pe时从对端as接受的路由都会重新分配占地标签</text:p>
      <text:p text:style-name="P6"/>
      <text:p text:style-name="P6"/>
      <text:p text:style-name="P6"/>
      <text:p text:style-name="P6">option b</text:p>
      <text:p text:style-name="P6">在不同as的asbr上关闭rt过滤</text:p>
      <text:p text:style-name="P6">asbr上不去创建vrf通过该方法学习路由</text:p>
      <text:p text:style-name="P6">asbr建立非vrf的mpbgp ebgp peer关系</text:p>
      <text:p text:style-name="P6">一定要确认建立了ebgp peer并且交换路由</text:p>
      <text:p text:style-name="P6"/>
      <text:p text:style-name="P7">2c</text:p>
      <text:p text:style-name="P7">asbr上关闭rt过滤</text:p>
      <text:p text:style-name="P7">asbr上创建loopback 路由层面 可达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08:53:02.823757771</meta:creation-date>
    <dc:date>2017-07-19T17:37:30.450784386</dc:date>
    <meta:editing-duration>PT34M41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54" meta:word-count="655" meta:character-count="901" meta:non-whitespace-character-count="871"/>
  </office:meta>
</office:document-meta>
</file>